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0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15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10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2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10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1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1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0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8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0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1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2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0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14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3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1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0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0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0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1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1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0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1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0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2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09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10-0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18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1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2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1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0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30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2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2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1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07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1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1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8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7-2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6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5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4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3-3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2-22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7-01-3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12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11-2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10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09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08-2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07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06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05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04-3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04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02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6-01-2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12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11-2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10-2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10-01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08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07-2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06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05-2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04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03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02-2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5-01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12-2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11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10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09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08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07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06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05-27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04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03-2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02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4-01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3-12-1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3-11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3-10-31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3-09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3-08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3-07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3-06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3-05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3-03-2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3-02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3-02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12-2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11-2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11-06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09-2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08-28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07-2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06-2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05-2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05-0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03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02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2-01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12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11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10-2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09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09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07-2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06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05-2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04-26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03-2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02-2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1-01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12-2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11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10-26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09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08-2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07-2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06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05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04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03-30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02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10-01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12-2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11-2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10-2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09-29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08-2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07-3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06-2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05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04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03-24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02-2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9-01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12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11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10-2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09-2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08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07-2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06-24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05-2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03-2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02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8-01-29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11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10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09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08-29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6-07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40072490201</text:p>
          </table:table-cell>
          <table:table-cell office:value-type="string" calcext:value-type="string">
            <text:p>MA-M7W <text:s text:c="2"/>19 MONTGOMERY,MA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056" meta:object-count="0"/>
    <meta:user-defined meta:name="AppVersion">3.0</meta:user-defined>
  </office:meta>
</office:document-meta>
</file>